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3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4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5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P16" style:family="paragraph">
      <style:paragraph-properties fo:text-align="center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16">Меня зовут Астрид.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06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1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2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3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2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4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5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2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2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6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2" draw:text-style-name="P3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1T21:56:42.816477274</dc:date>
    <meta:editing-duration>P4DT5H59M27S</meta:editing-duration>
    <meta:editing-cycles>543</meta:editing-cycles>
    <meta:generator>LibreOffice/6.0.7.3$Linux_X86_64 LibreOffice_project/00m0$Build-3</meta:generator>
    <meta:document-statistic meta:object-count="810"/>
  </office:meta>
</office:document-meta>
</file>